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7B00000124913FBB6B.tif"/>
  <manifest:file-entry manifest:media-type="image/tiff" manifest:full-path="Pictures/100002010000037E000001B1C4C99D6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11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9cm" svg:height="16.1cm" svg:x="1.3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2.4cm" svg:height="11.1cm" svg:x="2.8cm" svg:y="1.5cm">
            <draw:image xlink:href="Pictures/100002010000037E000001B1C4C99D62.tif" xlink:type="simple" xlink:show="embed" xlink:actuate="onLoad">
              <text:p/>
            </draw:image>
          </draw:frame>
          <draw:line draw:style-name="gr3" draw:text-style-name="P1" draw:layer="layout" svg:x1="9.7cm" svg:y1="4.9cm" svg:x2="6.1cm" svg:y2="6cm">
            <text:p/>
          </draw:line>
          <draw:frame draw:style-name="gr4" draw:text-style-name="P2" draw:layer="layout" svg:width="4.9cm" svg:height="3.126cm" svg:x="9.7cm" svg:y="3.074cm">
            <draw:text-box>
              <text:p><text:span text:style-name="T1">The data set and data source can be searched and included in your results.</text:span></text:p>
            </draw:text-box>
          </draw:frame>
          <draw:frame draw:style-name="gr2" draw:text-style-name="P1" draw:layer="layout" svg:width="25.2cm" svg:height="6.95cm" svg:x="1.8cm" svg:y="10cm">
            <draw:image xlink:href="Pictures/100002010000047B00000124913FBB6B.tif" xlink:type="simple" xlink:show="embed" xlink:actuate="onLoad">
              <text:p/>
            </draw:image>
          </draw:frame>
          <draw:custom-shape draw:style-name="gr5" draw:text-style-name="P1" draw:layer="layout" svg:width="1.7cm" svg:height="1.1cm" svg:x="17.4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.3cm" svg:height="0.7cm" svg:x="5.1cm" svg:y="8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cm" svg:height="0.6cm" svg:x="15.9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cm" svg:height="0.7cm" svg:x="16.5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cm" svg:height="1.1cm" svg:x="23.1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.3cm" svg:height="0.7cm" svg:x="4.5cm" svg:y="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.7cm" svg:y1="4.9cm" svg:x2="6.2cm" svg:y2="8.4cm">
            <text:p/>
          </draw:line>
          <draw:line draw:style-name="gr3" draw:text-style-name="P1" draw:layer="layout" svg:x1="14.6cm" svg:y1="4.7cm" svg:x2="16.9cm" svg:y2="6.4cm">
            <text:p/>
          </draw:line>
          <draw:line draw:style-name="gr3" draw:text-style-name="P1" draw:layer="layout" svg:x1="14.6cm" svg:y1="4.6cm" svg:x2="16.4cm" svg:y2="7.8cm">
            <text:p/>
          </draw:line>
          <draw:line draw:style-name="gr3" draw:text-style-name="P1" draw:layer="layout" svg:x1="12cm" svg:y1="6.3cm" svg:x2="16.4cm" svg:y2="10.4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4T13:09:22</dc:date>
    <meta:editing-duration>P7DT22H40M47S</meta:editing-duration>
    <meta:editing-cycles>14</meta:editing-cycles>
    <meta:generator>LibreOffice/3.4$Unix LibreOffice_project/340m1$Build-402</meta:generator>
    <meta:document-statistic meta:object-count="16"/>
  </office:meta>
</office:document-meta>
</file>